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-- phpMyAdmin SQL Dump</text:p>
      <text:p text:style-name="P1">-- version 5.2.1</text:p>
      <text:p text:style-name="P1">-- https://www.phpmyadmin.net/</text:p>
      <text:p text:style-name="P1">--</text:p>
      <text:p text:style-name="P1">-- Servidor: 127.0.0.1</text:p>
      <text:p text:style-name="P1">-- Tiempo de generación: 22-01-2025 a las 09:29:13</text:p>
      <text:p text:style-name="P1">-- Versión del servidor: 10.4.32-MariaDB</text:p>
      <text:p text:style-name="P1">-- Versión de PHP: 8.2.12</text:p>
      <text:p text:style-name="P3"/>
      <text:p text:style-name="P1">SET SQL_MODE = "NO_AUTO_VALUE_ON_ZERO";</text:p>
      <text:p text:style-name="P1">START TRANSACTION;</text:p>
      <text:p text:style-name="P1">SET time_zone = "+00:00";</text:p>
      <text:p text:style-name="P3"/>
      <text:p text:style-name="P3"/>
      <text:p text:style-name="P1">/*!40101 SET @OLD_CHARACTER_SET_CLIENT=@@CHARACTER_SET_CLIENT */;</text:p>
      <text:p text:style-name="P1">/*!40101 SET @OLD_CHARACTER_SET_RESULTS=@@CHARACTER_SET_RESULTS */;</text:p>
      <text:p text:style-name="P1">/*!40101 SET @OLD_COLLATION_CONNECTION=@@COLLATION_CONNECTION */;</text:p>
      <text:p text:style-name="P1">/*!40101 SET NAMES utf8mb4 */;</text:p>
      <text:p text:style-name="P3"/>
      <text:p text:style-name="P1">--</text:p>
      <text:p text:style-name="P1">-- Base de datos: `7wonders_alu`</text:p>
      <text:p text:style-name="P1">--</text:p>
      <text:p text:style-name="P3"/>
      <text:p text:style-name="P1">-- --------------------------------------------------------</text:p>
      <text:p text:style-name="P3"/>
      <text:p text:style-name="P1">--</text:p>
      <text:p text:style-name="P1">-- Estructura de tabla para la tabla `7wonders`</text:p>
      <text:p text:style-name="P1">--</text:p>
      <text:p text:style-name="P3"/>
      <text:p text:style-name="P1">CREATE TABLE `7wonders` (</text:p>
      <text:p text:style-name="P2"><text:s text:c="2"/><text:span text:style-name="T1">`id` int(11) NOT NULL,</text:span></text:p>
      <text:p text:style-name="P2"><text:s text:c="2"/><text:span text:style-name="T1">`wonder` varchar(30) NOT NULL,</text:span></text:p>
      <text:p text:style-name="P2"><text:s text:c="2"/><text:span text:style-name="T1">`location` varchar(30) NOT NULL</text:span></text:p>
      <text:p text:style-name="P1">) ENGINE=InnoDB DEFAULT CHARSET=utf8mb4 COLLATE=utf8mb4_general_ci;</text:p>
      <text:p text:style-name="P3"/>
      <text:p text:style-name="P1">--</text:p>
      <text:p text:style-name="P1">-- Volcado de datos para la tabla `7wonders`</text:p>
      <text:p text:style-name="P1">--</text:p>
      <text:p text:style-name="P3"/>
      <text:p text:style-name="P1">INSERT INTO `7wonders` (`id`, `wonder`, `location`) VALUES</text:p>
      <text:p text:style-name="P1">(1, 'Gran Muralla China', 'China'),</text:p>
      <text:p text:style-name="P1">(2, 'Coliseo Romano', 'Roma, Italia'),</text:p>
      <text:p text:style-name="P1">(3, 'Chichén Itzá', 'Yucatán, México'),</text:p>
      <text:p text:style-name="P1">(4, 'Cristo Redentor', 'Río de Janeiro, Brasil'),</text:p>
      <text:p text:style-name="P1">(5, 'Machu Picchu', 'Cusco, Perú'),</text:p>
      <text:p text:style-name="P1">(6, 'Taj Mahal', 'Agra, India'),</text:p>
      <text:p text:style-name="P1">(7, 'Petra', 'Jordania');</text:p>
      <text:p text:style-name="P3"/>
      <text:p text:style-name="P1">-- --------------------------------------------------------</text:p>
      <text:p text:style-name="P3"/>
      <text:p text:style-name="P1">--</text:p>
      <text:p text:style-name="P1">-- Estructura de tabla para la tabla `facts`</text:p>
      <text:p text:style-name="P1">--</text:p>
      <text:p text:style-name="P3"/>
      <text:p text:style-name="P1">CREATE TABLE `facts` (</text:p>
      <text:p text:style-name="P2"><text:s text:c="2"/><text:span text:style-name="T1">`fact_id` int(11) NOT NULL,</text:span></text:p>
      <text:p text:style-name="P2"><text:s text:c="2"/><text:span text:style-name="T1">`wonder_id` int(11) NOT NULL,</text:span></text:p>
      <text:p text:style-name="P2"><text:s text:c="2"/><text:span text:style-name="T1">`fact_text` text NOT NULL</text:span></text:p>
      <text:p text:style-name="P1">) ENGINE=InnoDB DEFAULT CHARSET=utf8mb4 COLLATE=utf8mb4_general_ci;</text:p>
      <text:p text:style-name="P3"/>
      <text:p text:style-name="P1">--</text:p>
      <text:p text:style-name="P1">-- Volcado de datos para la tabla `facts`</text:p>
      <text:p text:style-name="P1">--</text:p>
      <text:p text:style-name="P3"/>
      <text:p text:style-name="P1"><text:soft-page-break/>INSERT INTO `facts` (`fact_id`, `wonder_id`, `fact_text`) VALUES</text:p>
      <text:p text:style-name="P1">(1, 1, 'La Gran Muralla China fue construida como defensa contra las invasiones de los pueblos nómadas del norte.'),</text:p>
      <text:p text:style-name="P1">(2, 1, 'Algunas secciones de la Gran Muralla están hechas de ladrillos, mientras que otras utilizan tierra apisonada.'),</text:p>
      <text:p text:style-name="P1">(3, 2, 'El Coliseo Romano es conocido como el anfiteatro más grande jamás construido y un símbolo de la ingeniería romana.'),</text:p>
      <text:p text:style-name="P1">(4, 2, 'En la antigüedad, el Coliseo tenía un toldo gigante llamado \"velarium\" que protegía a los espectadores del sol.'),</text:p>
      <text:p text:style-name="P1">(5, 3, 'Chichén Itzá alberga el Templo de Kukulkán, una pirámide que crea una ilusión de una serpiente durante los equinoccios.'),</text:p>
      <text:p text:style-name="P1">(6, 3, 'El Cenote Sagrado de Chichén Itzá era un lugar de sacrificios rituales para los mayas.'),</text:p>
      <text:p text:style-name="P1">(7, 4, 'El Cristo Redentor fue diseñado por el ingeniero brasileño Heitor da Silva Costa y es una de las mayores estatuas art decó del mundo.'),</text:p>
      <text:p text:style-name="P1">(8, 4, 'En 2007, el Cristo Redentor fue nombrado como una de las Nuevas Siete Maravillas del Mundo.'),</text:p>
      <text:p text:style-name="P1">(9, 5, 'Machu Picchu fue redescubierto por el explorador Hiram Bingham en 1911 y es una de las atracciones turísticas más populares de Perú.'),</text:p>
      <text:p text:style-name="P1">(10, 5, 'La ciudad de Machu Picchu está dividida en dos sectores: el agrícola y el urbano.'),</text:p>
      <text:p text:style-name="P1">(11, 6, 'El Taj Mahal está rodeado por cuatro minaretes inclinados hacia afuera para proteger la tumba en caso de terremotos.'),</text:p>
      <text:p text:style-name="P1">(12, 6, 'Se dice que el emperador Shah Jahan planeaba construir un Taj Mahal negro como reflejo, pero nunca se completó.');</text:p>
      <text:p text:style-name="P3"/>
      <text:p text:style-name="P1">--</text:p>
      <text:p text:style-name="P1">-- Índices para tablas volcadas</text:p>
      <text:p text:style-name="P1">--</text:p>
      <text:p text:style-name="P3"/>
      <text:p text:style-name="P1">--</text:p>
      <text:p text:style-name="P1">-- Indices de la tabla `7wonders`</text:p>
      <text:p text:style-name="P1">--</text:p>
      <text:p text:style-name="P1">ALTER TABLE `7wonders`</text:p>
      <text:p text:style-name="P2"><text:s text:c="2"/><text:span text:style-name="T1">ADD PRIMARY KEY (`id`);</text:span></text:p>
      <text:p text:style-name="P3"/>
      <text:p text:style-name="P1">--</text:p>
      <text:p text:style-name="P1">-- Indices de la tabla `facts`</text:p>
      <text:p text:style-name="P1">--</text:p>
      <text:p text:style-name="P1">ALTER TABLE `facts`</text:p>
      <text:p text:style-name="P2"><text:s text:c="2"/><text:span text:style-name="T1">ADD PRIMARY KEY (`fact_id`),</text:span></text:p>
      <text:p text:style-name="P2"><text:s text:c="2"/><text:span text:style-name="T1">ADD KEY `facts_ibfk_1` (`wonder_id`);</text:span></text:p>
      <text:p text:style-name="P3"/>
      <text:p text:style-name="P1">--</text:p>
      <text:p text:style-name="P1">-- AUTO_INCREMENT de las tablas volcadas</text:p>
      <text:p text:style-name="P1">--</text:p>
      <text:p text:style-name="P3"/>
      <text:p text:style-name="P1">--</text:p>
      <text:p text:style-name="P1">-- AUTO_INCREMENT de la tabla `7wonders`</text:p>
      <text:p text:style-name="P1">--</text:p>
      <text:p text:style-name="P1">ALTER TABLE `7wonders`</text:p>
      <text:p text:style-name="P2"><text:s text:c="2"/><text:span text:style-name="T1">MODIFY `id` int(11) NOT NULL AUTO_INCREMENT, AUTO_INCREMENT=8;</text:span></text:p>
      <text:p text:style-name="P3"/>
      <text:p text:style-name="P1">--</text:p>
      <text:p text:style-name="P1">-- AUTO_INCREMENT de la tabla `facts`</text:p>
      <text:p text:style-name="P1">--</text:p>
      <text:p text:style-name="P1">ALTER TABLE `facts`</text:p>
      <text:p text:style-name="P2"><text:s text:c="2"/><text:span text:style-name="T1">MODIFY `fact_id` int(11) NOT NULL AUTO_INCREMENT, AUTO_INCREMENT=13;</text:span></text:p>
      <text:p text:style-name="P3"/>
      <text:p text:style-name="P1">--</text:p>
      <text:p text:style-name="P1">-- Restricciones para tablas volcadas</text:p>
      <text:p text:style-name="P1">--</text:p>
      <text:p text:style-name="P3"/>
      <text:p text:style-name="P1">--</text:p>
      <text:p text:style-name="P1"><text:soft-page-break/>-- Filtros para la tabla `facts`</text:p>
      <text:p text:style-name="P1">--</text:p>
      <text:p text:style-name="P1">ALTER TABLE `facts`</text:p>
      <text:p text:style-name="P2"><text:s text:c="2"/><text:span text:style-name="T1">ADD CONSTRAINT `facts_ibfk_1` FOREIGN KEY (`wonder_id`) REFERENCES `7wonders` (`id`) ON UPDATE CASCADE;</text:span></text:p>
      <text:p text:style-name="P1">COMMIT;</text:p>
      <text:p text:style-name="P3"/>
      <text:p text:style-name="P1">/*!40101 SET CHARACTER_SET_CLIENT=@OLD_CHARACTER_SET_CLIENT */;</text:p>
      <text:p text:style-name="P1">/*!40101 SET CHARACTER_SET_RESULTS=@OLD_CHARACTER_SET_RESULTS */;</text:p>
      <text:p text:style-name="P5">/*!40101 SET COLLATION_CONNECTION=@OLD_COLLATION_CONNECTION */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5$Win32 OpenOffice.org_project/4115m2$Build-9813</meta:generator>
    <dc:date>2025-02-03T16:29:56.20</dc:date>
    <meta:document-statistic meta:table-count="0" meta:image-count="0" meta:object-count="0" meta:page-count="3" meta:paragraph-count="102" meta:word-count="571" meta:character-count="3983"/>
    <dc:creator>Luis Alcuten</dc:creator>
    <meta:user-defined meta:name="Info 1"/>
    <meta:user-defined meta:name="Info 2"/>
    <meta:user-defined meta:name="Info 3"/>
    <meta:user-defined meta:name="Info 4"/>
  </office:meta>
</office:document-meta>
</file>